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list-style-name="L2">
      <style:graphic-properties draw:fill-color="#ffffff" fo:min-height="21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subtitle" style:list-style-name="L2">
      <style:graphic-properties draw:fill-color="#ffffff" fo:min-height="21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family="'Arial Black'" style:font-family-generic="swiss" style:font-pitch="variable" fo:font-size="58pt" style:font-size-asian="58pt" style:font-size-complex="58pt"/>
    </style:style>
    <style:style style:name="P2" style:family="paragraph">
      <style:paragraph-properties fo:margin-left="0cm" fo:margin-right="0cm" fo:text-align="center" fo:text-indent="0cm"/>
      <style:text-properties style:use-window-font-color="true" fo:font-family="'Arial Black'" style:font-family-generic="swiss" style:font-pitch="variable" fo:font-size="58pt" fo:font-style="normal" fo:font-weight="bold" style:font-size-asian="58pt" style:font-size-complex="58pt"/>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style:use-window-font-color="true" fo:font-family="'Arial Black'" style:font-family-generic="swiss" style:font-pitch="variable" fo:font-size="58pt" fo:font-style="normal" fo:font-weight="bold" style:font-size-asian="58pt" style:font-size-complex="58pt"/>
    </style:style>
    <style:style style:name="P5" style:family="paragraph">
      <style:paragraph-properties fo:margin-left="0cm" fo:margin-right="0cm" fo:text-indent="0cm"/>
      <style:text-properties fo:font-size="20pt"/>
    </style:style>
    <style:style style:name="T1" style:family="text">
      <style:text-properties fo:color="#ffffff" fo:font-family="'Arial Black'" style:font-family-generic="swiss" style:font-pitch="variable" fo:font-size="58pt" fo:font-style="normal" fo:font-weight="bold" style:font-size-asian="58pt" style:font-size-complex="58pt"/>
    </style:style>
    <style:style style:name="T2" style:family="text">
      <style:text-properties fo:color="#ffffff" fo:font-family="'Arial Black'" style:font-family-generic="swiss" style:font-pitch="variable" fo:font-size="58pt" fo:language="zxx" fo:country="none" fo:font-style="normal" fo:font-weight="bold" style:font-size-asian="58pt" style:font-size-complex="5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Panie Mój</text:span></text:p>
            <text:p text:style-name="P1"><text:span text:style-name="T1">przychodzę dziś</text:span></text:p>
            <text:p text:style-name="P1"><text:span text:style-name="T1">Serce me</text:span></text:p>
            <text:p text:style-name="P1"><text:span text:style-name="T1">skruszone przyjm.</text:span></text:p>
            <text:p text:style-name="P1"><text:span text:style-name="T1">Skłaniam się</text:span></text:p>
            <text:p text:style-name="P1"><text:span text:style-name="T1">przed świętym</text:span></text:p>
            <text:p text:style-name="P1"><text:span text:style-name="T1">tronem Twym.</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4" draw:layer="layout" svg:width="28cm" svg:height="21cm" svg:x="0cm" svg:y="-0.001cm" presentation:class="subtitle" presentation:user-transformed="true">
          <draw:text-box>
            <text:p text:style-name="P1"><text:span text:style-name="T1">Wznoszę ręce</text:span></text:p>
            <text:p text:style-name="P1"><text:span text:style-name="T1">moje wzwyż,</text:span></text:p>
            <text:p text:style-name="P1"><text:span text:style-name="T1">miłość mą wyznaję Ci,</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4"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5" draw:text-style-name="P2" draw:layer="layout" svg:width="28cm" svg:height="21cm" svg:x="0cm" svg:y="-0.001cm" presentation:class="subtitle" presentation:user-transformed="true">
          <draw:text-box>
            <text:p text:style-name="P1"><text:span text:style-name="T2">Uwielbiam Ciebie</text:span></text:p>
            <text:p text:style-name="P1"><text:span text:style-name="T2">w Duchu,</text:span></text:p>
            <text:p text:style-name="P1"><text:span text:style-name="T2">Uwielbiam</text:span></text:p>
            <text:p text:style-name="P1"><text:span text:style-name="T2">w prawdzie Cię!</text:span></text:p>
            <text:p text:style-name="P1"><text:span text:style-name="T1">Życie me oddaję Tobie,</text:span></text:p>
            <text:p text:style-name="P1"><text:span text:style-name="T1">uświęć je.</text:span></text:p>
          </draw:text-box>
        </draw:frame>
        <presentation:notes draw:style-name="dp2">
          <draw:page-thumbnail draw:style-name="gr1" draw:layer="layout" svg:width="13.586cm" svg:height="11.136cm" svg:x="3.705cm" svg:y="2.256cm" draw:page-number="3"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21T18:25:07</meta:creation-date>
    <dc:date>2013-05-28T18:01:05.49</dc:date>
    <dc:language>en-US</dc:language>
    <meta:editing-cycles>9</meta:editing-cycles>
    <meta:editing-duration>PT8M53S</meta:editing-duration>
    <meta:document-statistic meta:object-count="24"/>
    <meta:user-defined meta:name="Info 1"/>
    <meta:user-defined meta:name="Info 2"/>
    <meta:user-defined meta:name="Info 3"/>
    <meta:user-defined meta:name="Info 4"/>
  </office:meta>
</office:document-meta>
</file>